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4cm" svg:height="0.991cm" svg:x="0cm" svg:y="0cm">
          <text:p/>
        </draw:rect>
        <draw:rect draw:style-name="gr2" draw:text-style-name="P1" draw:layer="layout" svg:width="4cm" svg:height="0.997cm" svg:x="0cm" svg:y="0.996cm">
          <text:p/>
        </draw:rect>
        <draw:rect draw:style-name="gr3" draw:text-style-name="P1" draw:layer="layout" svg:width="4cm" svg:height="1.007cm" svg:x="0cm" svg:y="1.99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Korneffel</meta:initial-creator>
    <meta:creation-date>2010-05-10T22:53:22.35</meta:creation-date>
    <dc:date>2010-05-10T22:56:02.56</dc:date>
    <dc:creator>Martin Korneffel</dc:creator>
    <meta:editing-duration>PT00H02M40S</meta:editing-duration>
    <meta:editing-cycles>1</meta:editing-cycles>
    <meta:document-statistic meta:object-count="3"/>
    <meta:generator>OpenOffice.org/3.2$Win32 OpenOffice.org_project/320m12$Build-9483</meta:generator>
  </office:meta>
</office:document-meta>
</file>